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/>Projektdokumentation Information Visualization WS 2018/19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Projektdokumentation Information Visualization WS 2018/19<text:tab/>1</text:p>
          <text:p text:style-name="P4">Aufgabenstellung <text:tab/>1</text:p>
          <text:p text:style-name="P4">Daten <text:tab/>1</text:p>
          <text:p text:style-name="P4">Umsetzung und Visualisierung<text:tab/>1</text:p>
          <text:p text:style-name="P2">Prototyp<text:tab/>1</text:p>
          <text:p text:style-name="P2">Endfassung <text:tab/>1</text:p>
          <text:p text:style-name="P2">Quellenangaben <text:tab/>1</text:p>
          <text:p text:style-name="P3">Bilder<text:tab/>1</text:p>
          <text:p text:style-name="P3">Musik <text:tab/>1</text:p>
        </text:index-body>
      </text:table-of-content>
      <text:p text:style-name="Text_20_body"/>
      <text:h text:style-name="Heading_20_2" text:outline-level="2">Aufgabenstellung </text:h>
      <text:p text:style-name="Text_20_body">Die Aufgabenstellung für dieses Projekt umfasste die ansprechende Visualisierung selbst ausgewählter Daten unter der Berücksichtigung der in der Vorlesung behandelten Aspekte. </text:p>
      <text:h text:style-name="Heading_20_2" text:outline-level="2">Daten </text:h>
      <text:h text:style-name="Heading_20_2" text:outline-level="2">Umsetzung und Visualisierung</text:h>
      <text:h text:style-name="Heading_20_3" text:outline-level="3">Prototyp</text:h>
      <text:h text:style-name="Heading_20_3" text:outline-level="3">Endfassung </text:h>
      <text:h text:style-name="Heading_20_3" text:outline-level="3">Quellenangaben </text:h>
      <text:h text:style-name="Heading_20_4" text:outline-level="4">Bilder</text:h>
      <text:h text:style-name="Heading_20_4" text:outline-level="4">Musik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Projektdokumentation Information Visualization WS 2018/19 </text:p>
      </style:header>
      <style:footer>
        <text:p text:style-name="MP1">Madlen <text:s/>Kranz 306603, Anne Westphal 306549 | 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estphal</meta:initial-creator>
    <meta:creation-date>2019-01-29T09:41:23.61</meta:creation-date>
    <dc:date>2019-01-29T10:25:52.20</dc:date>
    <dc:creator>Anne Westphal</dc:creator>
    <meta:editing-duration>PT44M34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22" meta:word-count="75" meta:character-count="631"/>
  </office:meta>
</office:document-meta>
</file>